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87cm" style:rel-column-width="1920*"/>
    </style:style>
    <style:style style:name="Table1.B" style:family="table-column">
      <style:table-column-properties style:column-width="13.614cm" style:rel-column-width="771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7133" officeooo:paragraph-rsid="00017133"/>
    </style:style>
    <style:style style:name="P2" style:family="paragraph" style:parent-style-name="Table_20_Contents">
      <style:text-properties fo:font-weight="bold" officeooo:rsid="00017133" officeooo:paragraph-rsid="00017133" style:font-weight-asian="bold" style:font-weight-complex="bold"/>
    </style:style>
    <style:style style:name="P3" style:family="paragraph" style:parent-style-name="Table_20_Contents" style:list-style-name="L1">
      <style:text-properties fo:font-weight="bold" officeooo:rsid="0001eb66" officeooo:paragraph-rsid="0001eb66" style:font-weight-asian="bold" style:font-weight-complex="bold"/>
    </style:style>
    <style:style style:name="P4" style:family="paragraph" style:parent-style-name="Table_20_Contents">
      <style:text-properties fo:font-weight="bold" officeooo:rsid="0001eb66" officeooo:paragraph-rsid="0001eb66" style:font-weight-asian="bold" style:font-weight-complex="bold"/>
    </style:style>
    <style:style style:name="P5" style:family="paragraph" style:parent-style-name="Table_20_Contents" style:list-style-name="L2">
      <style:text-properties fo:font-weight="bold" officeooo:rsid="0001eb66" officeooo:paragraph-rsid="0001eb6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eb66" style:font-weight-asian="normal" style:font-weight-complex="normal"/>
    </style:style>
    <style:style style:name="T4" style:family="text">
      <style:text-properties officeooo:rsid="0001eb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User Story 1</text:p>
          </table:table-cell>
          <table:covered-table-cell/>
        </table:table-row>
        <table:table-row>
          <table:table-cell table:style-name="Table1.A2" office:value-type="string">
            <text:p text:style-name="P2">Descrição</text:p>
          </table:table-cell>
          <table:table-cell table:style-name="Table1.B2" office:value-type="string">
            <text:p text:style-name="P1"><text:span text:style-name="T1">Enquanto:</text:span> <text:span text:style-name="T2">fonoaudiólogo(a)</text:span></text:p>
            <text:p text:style-name="P2">Eu gostaria de:<text:span text:style-name="T2"> mostrar um conjunto de figuras para o paciente durante as seções com o mesmo</text:span></text:p>
            <text:p text:style-name="P2">Para: <text:span text:style-name="T2">que o mesmo possa tentar me dizer o nome da figura e eu possa avaliar se ele acertou ou não ou se está em dúvida sobre o nome </text:span><text:span text:style-name="T3">da mesma</text:span><text:span text:style-name="T2">.</text:span></text:p>
          </table:table-cell>
        </table:table-row>
        <table:table-row>
          <table:table-cell table:style-name="Table1.A2" office:value-type="string">
            <text:p text:style-name="P2">Cenários</text:p>
          </table:table-cell>
          <table:table-cell table:style-name="Table1.B2" office:value-type="string">
            <text:p text:style-name="P2">Cenário 1: Mostrar lista de figura<text:span text:style-name="T4">s</text:span> e o <text:span text:style-name="T4">paciente acertar o nome de uma figura</text:span></text:p>
            <text:list xml:id="list2631632207782435734" text:style-name="L1">
              <text:list-item>
                <text:p text:style-name="P3">Dado: <text:span text:style-name="T2">Um conjunto com um determinado número de figuras quaisquer, sendo possível alternar entre elas;</text:span></text:p>
              </text:list-item>
              <text:list-item>
                <text:p text:style-name="P3">Quando: <text:span text:style-name="T2">O paciente, após solicitado, acertar o nome de determinada figura; </text:span></text:p>
              </text:list-item>
              <text:list-item>
                <text:p text:style-name="P3">Então: <text:span text:style-name="T2">A quantidade de acertos de figuras é acumulado.</text:span></text:p>
              </text:list-item>
            </text:list>
            <text:p text:style-name="P4"><text:span text:style-name="T2"/></text:p>
            <text:p text:style-name="P4">Cenário 2: Mostrar uma lista de figuras e o paciente errar o nome de uma figura</text:p>
            <text:list xml:id="list182412195329786" text:continue-numbering="true" text:style-name="L1">
              <text:list-item>
                <text:p text:style-name="P3">Dado: <text:span text:style-name="T2">Um conjunto com um determinado número de figuras quaisquer, sendo possível alternar entre elas;</text:span></text:p>
              </text:list-item>
              <text:list-item>
                <text:p text:style-name="P3">Quando:<text:span text:style-name="T2"> O paciente, após solicitado, errar o nome de determinada figura;</text:span></text:p>
              </text:list-item>
              <text:list-item>
                <text:p text:style-name="P3">Então:<text:span text:style-name="T2"> A quantidade de erros de figuras é acumulado.</text:span></text:p>
                <text:p text:style-name="P3"><text:span text:style-name="T2"/></text:p>
              </text:list-item>
            </text:list>
            <text:list xml:id="list2037029226332635189" text:style-name="L2">
              <text:list-header>
                <text:p text:style-name="P5"/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02:14.104933000</meta:creation-date>
    <dc:date>2018-05-02T18:24:11.393571000</dc:date>
    <meta:editing-duration>PT6M44S</meta:editing-duration>
    <meta:editing-cycles>1</meta:editing-cycles>
    <meta:document-statistic meta:table-count="1" meta:image-count="0" meta:object-count="0" meta:page-count="1" meta:paragraph-count="16" meta:word-count="164" meta:character-count="907" meta:non-whitespace-character-count="764"/>
    <meta:generator>LibreOffice/5.0.5.2$MacOSX_X86_64 LibreOffice_project/55b006a02d247b5f7215fc6ea0fde844b30035b3</meta:generator>
  </office:meta>
</office:document-meta>
</file>